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Text_20_body">
      <style:text-properties fo:font-weight="bold"/>
    </style:style>
    <style:style style:name="P3" style:family="paragraph" style:parent-style-name="Text_20_body">
      <style:paragraph-properties fo:text-align="center" style:justify-single-word="false"/>
      <style:text-properties fo:font-weight="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text-properties fo:font-weight="normal" style:font-weight-asian="normal"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teilte Systeme Homework 5</text:p>
      <text:p text:style-name="P1"/>
      <text:p text:style-name="P3">Mark Schiborr</text:p>
      <text:p text:style-name="P3">Gruppe: 19</text:p>
      <text:p text:style-name="Text_20_body"/>
      <text:p text:style-name="P2">Gelöste Aufgaben:</text:p>
      <text:p text:style-name="P2">Aufgabe 1 a-c<text:tab/><text:tab/>5 Punkte</text:p>
      <text:p text:style-name="P2">Aufgabe 2 a+b<text:tab/>3 Punkte</text:p>
      <text:p text:style-name="P2">Aufgabe 2 c<text:tab/><text:tab/>2 Punkte</text:p>
      <text:p text:style-name="P2">Gesamtpunkte:<text:tab/>10 Punkte</text:p>
      <text:p text:style-name="Standard"/>
      <text:p text:style-name="Standard"/>
      <text:p text:style-name="P4">Aufgabe 2</text:p>
      <text:p text:style-name="P4"/>
      <text:p text:style-name="P5">c)</text:p>
      <text:list xml:id="list5137086266615466136" text:style-name="L1">
        <text:list-item>
          <text:p text:style-name="P6">In einem Round Robin Verfahren bekommen die Server ihre Aufgaben zugeteilt.</text:p>
        </text:list-item>
        <text:list-item>
          <text:p text:style-name="P6">Der erste Server bekommt alle Jobs zugeteilt bis er voll ausgelastet ist. Anschließend bekommt der zweite Server die Jobs usw.. Falls einer der vorherigen Server wieder Kapazitäten frei hat, werden ihm wieder Jobs bis zu seiner Kapazitätsgrenze zugewiesen.</text:p>
        </text:list-item>
      </text:list>
      <text:p text:style-name="P5"/>
      <text:p text:style-name="P5">Bei der Variante i) besteht die Gefahr, dass bei unterschiedlichem Aufwand der Jobs keine gleiche Lastverteilung gegeben ist. Interessante Maße, um den Workload gleichmäßig aufzuteilen sind, die geschätzte Rechenintensität eines Jobs und die momentane Auslastung eines Servers. Bei sehr ähnlichen Jobs kann es besser sein, wenn Variante i) benutzt wird ohne irgendwelche zusätzlichen Messungen, weil dadurch zusätzlicher Overhead entste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04T20:34:47.23</meta:creation-date>
    <meta:editing-duration>PT51M57S</meta:editing-duration>
    <meta:editing-cycles>26</meta:editing-cycles>
    <meta:generator>OpenOffice/4.1.1$Win32 OpenOffice.org_project/411m6$Build-9775</meta:generator>
    <dc:date>2016-05-02T17:20:56.85</dc:date>
    <dc:creator>Mark Schiborr</dc:creator>
    <meta:document-statistic meta:table-count="0" meta:image-count="0" meta:object-count="0" meta:page-count="1" meta:paragraph-count="13" meta:word-count="141" meta:character-count="943"/>
  </office:meta>
</office:document-meta>
</file>